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Verdana" svg:font-family="Verdana, Geneva, Arial, Helvetica, sans-serif"/>
    <style:font-face style:name="verdana" svg:font-family="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.053cm" fo:margin-top="0cm" fo:margin-bottom="0.053cm" style:line-height-at-least="0.397cm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cm" fo:margin-right="0.053cm" fo:margin-top="0cm" fo:margin-bottom="0.053cm" style:line-height-at-least="0.397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3" style:family="paragraph" style:parent-style-name="Heading_20_3">
      <style:text-properties fo:font-variant="normal" fo:text-transform="none" fo:color="#000000" style:font-name="Verdana" fo:font-size="10.5pt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F1-serien 2012</text:h>
      <text:p text:style-name="P1"> </text:p>
      <text:p text:style-name="P2">16–18 mars: Melbourne, Australien</text:p>
      <text:p text:style-name="P2">23–25 mars: Kuala Lumpur, ­Malaysia</text:p>
      <text:p text:style-name="P2">13–15 april: Shanghai, Kina</text:p>
      <text:p text:style-name="P2">20–22 april: Sakhir, Bahrain</text:p>
      <text:p text:style-name="P2">11–13 maj: Catalunya, Spanien</text:p>
      <text:p text:style-name="P2">24–27 maj: Monte Carlo, Monaco</text:p>
      <text:p text:style-name="P2">8–10 juni: Montreal, Kanada</text:p>
      <text:p text:style-name="P2">22–24 juni: Valencia, Spanien</text:p>
      <text:p text:style-name="P2">6–8 juli: Silverstone, England</text:p>
      <text:p text:style-name="P2">20–22 juli: Hockenheim, Tyskland</text:p>
      <text:p text:style-name="P2">27–29 juli: Budapest, Ungern</text:p>
      <text:p text:style-name="P2">31 augusti–2 september: ­Spa-Francorchamps, Belgien</text:p>
      <text:p text:style-name="P2">7–9 september: Monza, Italien</text:p>
      <text:p text:style-name="P2">21–23 september: Singapore, Singapore</text:p>
      <text:p text:style-name="P2">5–7 oktober: Suzuka, Japan</text:p>
      <text:p text:style-name="P2">12–14 oktober: Yeongam, Sydkorea</text:p>
      <text:p text:style-name="P2">26–28 oktober: New Delhi, Indien</text:p>
      <text:p text:style-name="P2">2–4 november: Yas Marina, Abu Dhabi, Förenade Arabemiraten</text:p>
      <text:p text:style-name="P2">16–18 november: Austin, USA</text:p>
      <text:p text:style-name="P2">23–25 november: São Paulo, ­Brasili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Verdana" svg:font-family="Verdana, Geneva, Arial, Helvetica, sans-serif"/>
    <style:font-face style:name="verdana" svg:font-family="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scar Olhag Olausson</meta:initial-creator>
    <meta:creation-date>2012-01-27T08:32:27.68</meta:creation-date>
    <meta:document-statistic meta:table-count="0" meta:image-count="0" meta:object-count="0" meta:page-count="1" meta:paragraph-count="22" meta:word-count="94" meta:character-count="672"/>
    <dc:date>2012-01-27T08:33:19.07</dc:date>
    <dc:creator>Oscar Olhag Olausson</dc:creator>
    <meta:editing-duration>PT51S</meta:editing-duration>
    <meta:editing-cycles>1</meta:editing-cycles>
    <meta:generator>OpenOffice.org/3.3$Win32 OpenOffice.org_project/330m20$Build-9567</meta:generator>
  </office:meta>
</office:document-meta>
</file>